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On_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On_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41">
            <text:p>8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41">
            <text:p>8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42">
            <text:p>1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36">
            <text:p>4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8">
            <text:p>118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1006">
            <text:p>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3">
            <text:p>8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18">
            <text:p>218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78">
            <text:p>278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8">
            <text:p>15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90">
            <text:p>43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2">
            <text:p>10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8">
            <text:p>10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964">
            <text:p>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11">
            <text:p>21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70">
            <text:p>7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953">
            <text:p>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3">
            <text:p>1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3">
            <text:p>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3">
            <text:p>9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1150">
            <text:p>115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75246">
            <text:p>475246</text:p>
          </table:table-cell>
          <table:table-cell table:style-name="ce21" office:value-type="string">
            <text:p>Kaplan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7">
            <text:p>107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42">
            <text:p>14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86">
            <text:p>86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19">
            <text:p>3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7">
            <text:p>5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362">
            <text:p>36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1">
            <text:p>3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61">
            <text:p>1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61">
            <text:p>1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84">
            <text:p>56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61">
            <text:p>16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76">
            <text:p>57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7">
            <text:p>127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68">
            <text:p>5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29">
            <text:p>1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7">
            <text:p>167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829">
            <text:p>8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437">
            <text:p>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3">
            <text:p>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461">
            <text:p>6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33">
            <text:p>3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3">
            <text:p>18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094">
            <text:p>20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99">
            <text:p>10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53">
            <text:p>25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889">
            <text:p>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86">
            <text:p>386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78">
            <text:p>378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169">
            <text:p>16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823">
            <text:p>28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530">
            <text:p>53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67">
            <text:p>167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57">
            <text:p>855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">
            <text:p>4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92">
            <text:p>3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On_campus" style:display-name="PageStyle_Disciplinary_Actions_On_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